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IZANA PUQUIO, OMAR REYNAL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9563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24217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IZANA PUQUIO, OMAR REYNAL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9563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242176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5652674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0:12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